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8f19a" officeooo:paragraph-rsid="0018f19a"/>
    </style:style>
    <style:style style:name="P2" style:family="paragraph" style:parent-style-name="Text_20_body">
      <style:text-properties officeooo:rsid="0018f19a" officeooo:paragraph-rsid="0018f19a"/>
    </style:style>
    <style:style style:name="P3" style:family="paragraph" style:parent-style-name="Text_20_body" style:list-style-name="L1">
      <style:text-properties officeooo:rsid="0018f19a" officeooo:paragraph-rsid="0018f19a"/>
    </style:style>
    <style:style style:name="P4" style:family="paragraph" style:parent-style-name="Title">
      <style:text-properties officeooo:rsid="0018f19a" officeooo:paragraph-rsid="0018f19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nsuming Redalyc API</text:p>
      <text:p text:style-name="P2"/>
      <text:h text:style-name="P1" text:outline-level="1">Historia de usuario</text:h>
      <text:p text:style-name="P2">Se requiere de una aplicación que sea capaz de consumir la API de Redalyc, de tal manera que se le indique algún parámetro para poder realizar el filtrado de los artículos y descargar los archivos JSON generados por las consultas realizadas por la app.</text:p>
      <text:p text:style-name="P2">La intención de la aplicación es poner a prueba el comportamiento y rendimiento de la API Redalyc, esperando que pueda responder de manera adecuada a todas las REQUEST que se le manden. </text:p>
      <text:h text:style-name="P1" text:outline-level="1">Requerimientos funcionales</text:h>
      <text:list text:style-name="L1">
        <text:list-item>
          <text:p text:style-name="P3">Crear menú para poder seleccionar el tipo de filtro que se aplicará</text:p>
        </text:list-item>
        <text:list-item>
          <text:p text:style-name="P3">Indicar el número de peticiones que se realizarán a la API</text:p>
        </text:list-item>
        <text:list-item>
          <text:p text:style-name="P3">Descargar los archivos que la API regres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0:27:20.919267516</meta:creation-date>
    <dc:date>2024-03-12T12:19:57.559381391</dc:date>
    <meta:editing-duration>PT1H52M38S</meta:editing-duration>
    <meta:editing-cycles>1</meta:editing-cycles>
    <meta:document-statistic meta:table-count="0" meta:image-count="0" meta:object-count="0" meta:page-count="1" meta:paragraph-count="8" meta:word-count="117" meta:character-count="673" meta:non-whitespace-character-count="566"/>
    <meta:generator>LibreOffice/7.5.9.2$Linux_X86_64 LibreOffice_project/50$Build-2</meta:generator>
  </office:meta>
</office:document-meta>
</file>